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85b" officeooo:paragraph-rsid="000c985b"/>
    </style:style>
    <style:style style:name="P2" style:family="paragraph" style:parent-style-name="Standard">
      <style:text-properties fo:font-weight="bold" officeooo:rsid="000c985b" officeooo:paragraph-rsid="000c98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planning week 1 implementatie</text:p>
      <text:p text:style-name="P1"/>
      <text:p text:style-name="P1">– Bouwen basis GUI (25 uur Richard)</text:p>
      <text:p text:style-name="P1">– Verbeteren opsturen onderzoeksplan (1 uur Marijn)</text:p>
      <text:p text:style-name="P1">– Uitzoeken en implementatie 3D model in telefoon (25 uur Marijn)</text:p>
      <text:p text:style-name="P1">– Git werkend krijgen (3 uur samen)</text:p>
      <text:p text:style-name="P1">– Boek android (10 uur samen)</text:p>
      <text:p text:style-name="P1">– Tekeningen maken (2 uur samen)</text:p>
      <text:p text:style-name="P1">– contact met Share2Pley (1 uur samen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5-05-11T15:02:28.658520887</meta:creation-date>
    <dc:date>2015-05-11T15:10:13.284714276</dc:date>
    <dc:creator>Richard </dc:creator>
    <meta:editing-duration>PT7M45S</meta:editing-duration>
    <meta:editing-cycles>1</meta:editing-cycles>
    <meta:document-statistic meta:table-count="0" meta:image-count="0" meta:object-count="0" meta:page-count="1" meta:paragraph-count="8" meta:word-count="49" meta:character-count="322" meta:non-whitespace-character-count="274"/>
    <meta:generator>LibreOffice/4.4.2.2$Linux_X86_64 LibreOffice_project/40m0$Build-2</meta:generator>
  </office:meta>
</office:document-meta>
</file>